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ONZALES AGUADO, JOHNNY HILDEMA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88602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342511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ES AGUADO, JOHNNY HILDEMA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88602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4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27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7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4722969</text:p>
          </table:table-cell>
          <table:table-cell table:style-name="Tabla2.D3" office:value-type="string">
            <text:p text:style-name="P17">277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PAGO MAS S/1.00 PARA COMPLETAR EL PAGO DE LA SRA ANGELICA AGUADO YA QUE DEPOSITO MENOS ESE IMPORTE 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3:30:2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